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4.736cm" fo:min-width="10.80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bottom" draw:auto-grow-height="false" fo:min-height="2.798cm" fo:min-width="10.42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none" draw:fill="none" fo:min-height="1.04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none" draw:fill="none" fo:min-height="0.713cm"/>
    </style:style>
    <style:style style:name="gr8" style:family="graphic" style:parent-style-name="objectwithoutfill">
      <style:graphic-properties draw:stroke="none" draw:fill="none" fo:min-height="0.639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.26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start"/>
      <style:text-properties fo:font-size="13pt" style:font-size-asian="13pt" style:font-size-complex="13pt"/>
    </style:style>
    <style:style style:name="P7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star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11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303cm" svg:height="14.986cm" svg:x="5.699cm" svg:y="2.778cm">
          <text:p/>
          <draw:enhanced-geometry svg:viewBox="0 0 21600 21600" draw:type="rectangle" draw:enhanced-path="M 0 0 L 21600 0 21600 21600 0 21600 0 0 Z N"/>
        </draw:custom-shape>
        <draw:line draw:style-name="gr2" draw:text-style-name="P4" draw:layer="layout" svg:x1="5.699cm" svg:y1="3.921cm" svg:x2="17.002cm" svg:y2="3.921cm">
          <text:p text:style-name="P2">Daily Task List</text:p>
          <text:p text:style-name="P3"/>
        </draw:line>
        <draw:custom-shape draw:style-name="gr3" draw:text-style-name="P1" draw:layer="layout" svg:width="10.922cm" svg:height="3.048cm" svg:x="5.953cm" svg:y="4.175cm">
          <text:p text:style-name="P3"><text:span text:style-name="T1">Task: Brush Teeth <text:s text:c="33"/>8:30am – 8:45am</text:span></text:p>
          <text:p text:style-name="P3"><text:span text:style-name="T1"><text:s text:c="4"/></text:span></text:p>
          <text:p text:style-name="P3"><text:span text:style-name="T1">Make them all so white and sparkly! <text:s text:c="23"/></text:span></text:p>
          <text:p text:style-name="P3"><text:span text:style-name="T1"/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922cm" svg:height="3.048cm" svg:x="5.953cm" svg:y="7.35cm">
          <text:p text:style-name="P3"><text:span text:style-name="T1">Task: Finish Wireframes <text:s text:c="21"/>Deadline: 11:59pm</text:span></text:p>
          <text:p text:style-name="P3"><text:span text:style-name="T1"><text:s text:c="4"/></text:span></text:p>
          <text:p text:style-name="P3"><text:span text:style-name="T1"><text:s text:c="7"/></text:span><text:span text:style-name="T1">Finish the wireframes for 475 so my teammates won't</text:span></text:p>
          <text:p text:style-name="P3"><text:span text:style-name="T1">be mad at me <text:s text:c="66"/></text:span></text:p>
          <text:p text:style-name="P3"><text:span text:style-name="T1"/></text:p>
          <text:p text:style-name="P3"><text:span text:style-name="T1"><text:s text:c="75"/></text:span><text:span text:style-name="T1">Priority: 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922cm" svg:height="3.048cm" svg:x="5.953cm" svg:y="10.525cm">
          <text:p text:style-name="P3"><text:span text:style-name="T1">Task: Binge watch Better Off Ted on Netflix <text:s text:c="22"/></text:span></text:p>
          <text:p text:style-name="P3"><text:span text:style-name="T1"><text:s text:c="4"/></text:span></text:p>
          <text:p text:style-name="P3"><text:span text:style-name="T1"><text:s text:c="7"/></text:span><text:span text:style-name="T1">This show is terrifically awesome. Need need need to <text:s/></text:span></text:p>
          <text:p text:style-name="P3"><text:span text:style-name="T1">watch it another 17 times at least. </text:span></text:p>
          <text:p text:style-name="P3"><text:span text:style-name="T1"><text:s text:c="35"/></text:span></text:p>
          <text:p text:style-name="P3"><text:span text:style-name="T1"><text:s text:c="75"/></text:span><text:span text:style-name="T1">Priority: 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6.494cm" svg:y1="2.016cm" svg:x2="15.732cm" svg:y2="3.032cm">
          <text:p text:style-name="P2"><text:s text:c="5"/></text:p>
        </draw:line>
        <draw:frame draw:style-name="gr5" draw:text-style-name="P7" draw:layer="layout" svg:width="4.699cm" svg:height="1.292cm" svg:x="10.144cm" svg:y="0.978cm">
          <draw:text-box>
            <text:p text:style-name="P5"><text:span text:style-name="T2">Current Date</text:span></text:p>
            <text:p text:style-name="P6"><text:span text:style-name="T2">(Tap to change date)</text:span></text:p>
          </draw:text-box>
        </draw:frame>
        <draw:custom-shape draw:style-name="gr6" draw:text-style-name="P1" draw:layer="layout" svg:width="0.127cm" svg:height="0.127cm" svg:x="16.367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27cm" svg:height="0.127cm" svg:x="16.367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27cm" svg:height="0.127cm" svg:x="16.367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3.097cm" svg:height="1.673cm" svg:x="17.493cm" svg:y="3.72cm">
          <draw:text-box>
            <text:p text:style-name="P3">Settings<text:line-break/>Menu</text:p>
          </draw:text-box>
        </draw:frame>
        <draw:line draw:style-name="gr4" draw:text-style-name="P4" draw:layer="layout" svg:x1="17.891cm" svg:y1="4.556cm" svg:x2="16.621cm" svg:y2="3.413cm">
          <text:p text:style-name="P2"><text:s text:c="5"/></text:p>
        </draw:line>
        <draw:frame draw:style-name="gr7" draw:text-style-name="P10" draw:layer="layout" svg:width="3.097cm" svg:height="0.963cm" svg:x="11.795cm" svg:y="3.032cm">
          <draw:text-box>
            <text:p text:style-name="P9"><text:span text:style-name="T3">2/16/2016</text:span></text:p>
          </draw:text-box>
        </draw:frame>
        <draw:frame draw:style-name="gr7" draw:text-style-name="P8" draw:layer="layout" svg:width="3.097cm" svg:height="1.673cm" svg:x="17.494cm" svg:y="3.721cm">
          <draw:text-box>
            <text:p text:style-name="P3">Settings<text:line-break/>Menu</text:p>
          </draw:text-box>
        </draw:frame>
        <draw:frame draw:style-name="gr8" draw:text-style-name="P8" draw:layer="layout" svg:width="3.097cm" svg:height="0.962cm" svg:x="15.351cm" svg:y="1.127cm">
          <draw:text-box>
            <text:p text:style-name="P2">Add Task</text:p>
          </draw:text-box>
        </draw:frame>
        <draw:line draw:style-name="gr4" draw:text-style-name="P4" draw:layer="layout" svg:x1="12.43cm" svg:y1="2.143cm" svg:x2="13.065cm" svg:y2="3.159cm">
          <text:p text:style-name="P2"><text:s text:c="5"/></text:p>
        </draw:line>
        <draw:custom-shape draw:style-name="gr9" draw:text-style-name="P11" draw:layer="layout" svg:width="0.254cm" svg:height="0.762cm" svg:x="15.351cm" svg:y="3.0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0.762cm" svg:height="0.254cm" svg:x="15.097cm" svg:y="3.28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6T14:59:15.470000000</meta:creation-date>
    <dc:date>2016-02-16T14:23:49.063000000</dc:date>
    <meta:editing-duration>PT27M26S</meta:editing-duration>
    <meta:editing-cycles>20</meta:editing-cycles>
    <meta:generator>LibreOffice/5.0.4.2$Windows_x86 LibreOffice_project/2b9802c1994aa0b7dc6079e128979269cf95bc78</meta:generator>
    <meta:document-statistic meta:object-count="18"/>
  </office:meta>
</office:document-meta>
</file>